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CJK TC Light1" svg:font-family="'Noto Sans CJK TC Light'" style:font-family-generic="swiss"/>
    <style:font-face style:name="Courier 10 Pitch" svg:font-family="'Courier 10 Pitch'" style:font-pitch="fixed"/>
    <style:font-face style:name="Courier 10 Pitch2" svg:font-family="'Courier 10 Pitch'" style:font-adornments="Roman" style:font-pitch="fixed"/>
    <style:font-face style:name="Courier 10 Pitch3" svg:font-family="'Courier 10 Pitch'" style:font-adornments="标准" style:font-pitch="fixed"/>
    <style:font-face style:name="FreeMono" svg:font-family="FreeMono" style:font-adornments="标准" style:font-pitch="fixed"/>
    <style:font-face style:name="FreeMono4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" svg:font-family="'Liberation Sans'" style:font-pitch="variable"/>
    <style:font-face style:name="Noto Sans CJK SC Regular" svg:font-family="'Noto Sans CJK SC Regular'" style:font-pitch="variable"/>
    <style:font-face style:name="FreeMono3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2" svg:font-family="'Noto Mono'" style:font-family-generic="modern" style:font-pitch="variable"/>
    <style:font-face style:name="FreeMono1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2" svg:font-family="'Noto Sans CJK TC Light'" style:font-adornments="细体" style:font-family-generic="swiss" style:font-pitch="variable"/>
    <style:font-face style:name="微软雅黑 Light" svg:font-family="'微软雅黑 Light'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" style:font-name-asian="Courier 10 Pitch"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font-name="Noto Mono" style:font-name-asian="微软雅黑 Light"/>
    </style:style>
    <style:style style:name="T2" style:family="text">
      <style:text-properties style:font-name="Noto Mono" style:font-name-asian="微软雅黑 Light" style:font-size-asian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第</text:span><text:span text:style-name="T2">12</text:span><text:span text:style-name="T2">讲 </text:span><text:span text:style-name="T2">shell</text:span><text:span text:style-name="T2">脚本复杂处理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CJK TC Light1" svg:font-family="'Noto Sans CJK TC Light'" style:font-family-generic="swiss"/>
    <style:font-face style:name="Courier 10 Pitch" svg:font-family="'Courier 10 Pitch'" style:font-pitch="fixed"/>
    <style:font-face style:name="Courier 10 Pitch2" svg:font-family="'Courier 10 Pitch'" style:font-adornments="Roman" style:font-pitch="fixed"/>
    <style:font-face style:name="Courier 10 Pitch3" svg:font-family="'Courier 10 Pitch'" style:font-adornments="标准" style:font-pitch="fixed"/>
    <style:font-face style:name="FreeMono" svg:font-family="FreeMono" style:font-adornments="标准" style:font-pitch="fixed"/>
    <style:font-face style:name="FreeMono4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1" svg:font-family="'Noto Mono'" style:font-adornments="标准" style:font-family-generic="modern" style:font-pitch="fixed"/>
    <style:font-face style:name="Courier 10 Pitch1" svg:font-family="'Courier 10 Pitch'" style:font-pitch="variable"/>
    <style:font-face style:name="Liberation Sans" svg:font-family="'Liberation Sans'" style:font-pitch="variable"/>
    <style:font-face style:name="Noto Sans CJK SC Regular" svg:font-family="'Noto Sans CJK SC Regular'" style:font-pitch="variable"/>
    <style:font-face style:name="FreeMono3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2" svg:font-family="'Noto Mono'" style:font-family-generic="modern" style:font-pitch="variable"/>
    <style:font-face style:name="FreeMono1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Noto Sans CJK SC Regular2" svg:font-family="'Noto Sans CJK SC Regular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2" svg:font-family="'Noto Sans CJK TC Light'" style:font-adornments="细体" style:font-family-generic="swiss" style:font-pitch="variable"/>
    <style:font-face style:name="微软雅黑 Light" svg:font-family="'微软雅黑 Light'" style:font-family-generic="swiss" style:font-pitch="variable"/>
    <style:font-face style:name="Arial" svg:font-family="Arial" style:font-family-generic="system" style:font-pitch="variable"/>
    <style:font-face style:name="Noto Sans CJK SC Regular1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4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4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0pt" style:font-style-asian="normal" style:font-weight-asian="normal" style:font-name-complex="Noto Sans CJK SC Regular1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Noto Sans CJK TC Light" fo:font-size="10.5pt" style:font-name-asian="Noto Sans CJK TC Light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TC Light1" fo:font-size="10pt" style:font-name-asian="Noto Sans CJK TC Light1" style:font-size-asian="10pt" style:font-name-complex="Noto Sans CJK TC Light1" style:font-size-complex="10pt"/>
    </style:style>
    <style:style style:name="MT3" style:family="text">
      <style:text-properties style:font-name="Noto Sans CJK TC Light" fo:font-size="10pt" style:font-name-asian="Noto Sans CJK TC Ligh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9" draw:layer="backgroundobjects" svg:width="7.2cm" svg:height="0.772cm" svg:x="20.6cm" svg:y="0.155cm">
        <draw:text-box>
          <text:p text:style-name="MP8"><text:span text:style-name="MT2">©</text:span><text:span text:style-name="MT3">河北师范大学 <text:s/>软件学院</text:span><text:span text:style-name="MT3">[1146040444]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3-20T12:09:30.509000000</dc:date>
    <meta:editing-duration>PT9H14M6S</meta:editing-duration>
    <meta:editing-cycles>110</meta:editing-cycles>
    <meta:generator>LibreOffice/6.4.1.2$Windows_X86_64 LibreOffice_project/4d224e95b98b138af42a64d84056446d09082932</meta:generator>
    <meta:document-statistic meta:object-count="26"/>
  </office:meta>
</office:document-meta>
</file>